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  <style:text-properties loext:padding="0cm" loext:border="none"/>
    </style:style>
    <style:style style:name="P11" style:family="paragraph" style:parent-style-name="Text_20_body">
      <style:paragraph-properties fo:padding="0cm" fo:border="none"/>
      <style:text-properties loext:padding="0cm" loext:border="none"/>
    </style:style>
    <style:style style:name="P12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13" style:family="paragraph" style:parent-style-name="Text_20_body" style:list-style-name="L3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implement-queue-using-stacks/" text:style-name="Internet_20_link" text:visited-style-name="Visited_20_Internet_20_Link"><text:span text:style-name="T1">232. Implement Queue using Stacks</text:span></text:a></text:p>
      <text:p text:style-name="P4">Easy</text:p>
      <text:p text:style-name="P4">Topics</text:p>
      <text:p text:style-name="P5">Companies</text:p>
      <text:p text:style-name="P6"><text:span text:style-name="T1">Implement a first in first out (FIFO) queue using only two stacks. The implemented queue should support all the functions of a normal queue (</text:span><text:span text:style-name="Source_20_Text"><text:span text:style-name="T2">push</text:span></text:span><text:span text:style-name="T1">, </text:span><text:span text:style-name="Source_20_Text"><text:span text:style-name="T2">peek</text:span></text:span><text:span text:style-name="T1">, </text:span><text:span text:style-name="Source_20_Text"><text:span text:style-name="T2">pop</text:span></text:span><text:span text:style-name="T1">, and </text:span><text:span text:style-name="Source_20_Text"><text:span text:style-name="T2">empty</text:span></text:span><text:span text:style-name="T1">).</text:span></text:p>
      <text:p text:style-name="P6"><text:span text:style-name="T1">Implement the </text:span><text:span text:style-name="Source_20_Text"><text:span text:style-name="T2">MyQueue</text:span></text:span><text:span text:style-name="T1"> class:</text:span></text:p>
      <text:list xml:id="list1461634553" text:style-name="L1">
        <text:list-item>
          <text:p text:style-name="P7"><text:span text:style-name="Source_20_Text"><text:span text:style-name="T2">void push(int x)</text:span></text:span><text:span text:style-name="T1"> Pushes element x to the back of the queue.</text:span></text:p>
        </text:list-item>
        <text:list-item>
          <text:p text:style-name="P7"><text:span text:style-name="Source_20_Text"><text:span text:style-name="T2">int pop()</text:span></text:span><text:span text:style-name="T1"> Removes the element from the front of the queue and returns it.</text:span></text:p>
        </text:list-item>
        <text:list-item>
          <text:p text:style-name="P7"><text:span text:style-name="Source_20_Text"><text:span text:style-name="T2">int peek()</text:span></text:span><text:span text:style-name="T1"> Returns the element at the front of the queue.</text:span></text:p>
        </text:list-item>
        <text:list-item>
          <text:p text:style-name="P8"><text:span text:style-name="Source_20_Text"><text:span text:style-name="T2">boolean empty()</text:span></text:span><text:span text:style-name="T1"> Returns </text:span><text:span text:style-name="Source_20_Text"><text:span text:style-name="T2">true</text:span></text:span><text:span text:style-name="T1"> if the queue is empty, </text:span><text:span text:style-name="Source_20_Text"><text:span text:style-name="T2">false</text:span></text:span><text:span text:style-name="T1"> otherwise.</text:span></text:p>
        </text:list-item>
      </text:list>
      <text:p text:style-name="P6"><text:span text:style-name="Strong_20_Emphasis"><text:span text:style-name="T1">Notes:</text:span></text:span></text:p>
      <text:list xml:id="list2815265558" text:style-name="L2">
        <text:list-item>
          <text:p text:style-name="P9"><text:span text:style-name="T1">You must use </text:span><text:span text:style-name="Strong_20_Emphasis"><text:span text:style-name="T1">only</text:span></text:span><text:span text:style-name="T1"> standard operations of a stack, which means only </text:span><text:span text:style-name="Source_20_Text"><text:span text:style-name="T2">push to top</text:span></text:span><text:span text:style-name="T1">, </text:span><text:span text:style-name="Source_20_Text"><text:span text:style-name="T2">peek/pop from top</text:span></text:span><text:span text:style-name="T1">, </text:span><text:span text:style-name="Source_20_Text"><text:span text:style-name="T2">size</text:span></text:span><text:span text:style-name="T1">, and </text:span><text:span text:style-name="Source_20_Text"><text:span text:style-name="T2">is empty</text:span></text:span><text:span text:style-name="T1"> operations are valid.</text:span></text:p>
        </text:list-item>
        <text:list-item>
          <text:p text:style-name="P10">Depending on your language, the stack may not be supported natively. You may simulate a stack using a list or deque (double-ended queue) as long as you use only a stack's standard operations.</text:p>
        </text:list-item>
      </text:list>
      <text:p text:style-name="P11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</text:span></text:span></text:p>
      <text:p text:style-name="P2">["MyQueue", "push", "push", "peek", "pop", "empty"]</text:p>
      <text:p text:style-name="P2">[[], [1], [2], [], [], []]</text:p>
      <text:p text:style-name="P3"><text:span text:style-name="Strong_20_Emphasis"><text:span text:style-name="T1">Output</text:span></text:span></text:p>
      <text:p text:style-name="P2">[null, null, null, 1, 1, false]</text:p>
      <text:p text:style-name="P3"/>
      <text:p text:style-name="P3"><text:span text:style-name="Strong_20_Emphasis"><text:span text:style-name="T1">Explanation</text:span></text:span></text:p>
      <text:p text:style-name="P2">MyQueue myQueue = new MyQueue();</text:p>
      <text:p text:style-name="P2">myQueue.push(1); // queue is: [1]</text:p>
      <text:p text:style-name="P2">myQueue.push(2); // queue is: [1, 2] (leftmost is front of the queue)</text:p>
      <text:p text:style-name="P2">myQueue.peek(); // return 1</text:p>
      <text:p text:style-name="P2">myQueue.pop(); // return 1, queue is [2]</text:p>
      <text:p text:style-name="P1">myQueue.empty(); // return false</text:p>
      <text:p text:style-name="P11"> </text:p>
      <text:p text:style-name="P6"><text:span text:style-name="Strong_20_Emphasis"><text:span text:style-name="T1">Constraints:</text:span></text:span></text:p>
      <text:list xml:id="list562784668" text:style-name="L3">
        <text:list-item>
          <text:p text:style-name="P12"><text:span text:style-name="Source_20_Text"><text:span text:style-name="T2">1 &lt;= x &lt;= 9</text:span></text:span></text:p>
        </text:list-item>
        <text:list-item>
          <text:p text:style-name="P12"><text:span text:style-name="T1">At most </text:span><text:span text:style-name="Source_20_Text"><text:span text:style-name="T2">100</text:span></text:span><text:span text:style-name="T1"> calls will be made to </text:span><text:span text:style-name="Source_20_Text"><text:span text:style-name="T2">push</text:span></text:span><text:span text:style-name="T1">, </text:span><text:span text:style-name="Source_20_Text"><text:span text:style-name="T2">pop</text:span></text:span><text:span text:style-name="T1">, </text:span><text:span text:style-name="Source_20_Text"><text:span text:style-name="T2">peek</text:span></text:span><text:span text:style-name="T1">, and </text:span><text:span text:style-name="Source_20_Text"><text:span text:style-name="T2">empty</text:span></text:span><text:span text:style-name="T1">.</text:span></text:p>
        </text:list-item>
        <text:list-item>
          <text:p text:style-name="P13"><text:span text:style-name="T1">All the calls to </text:span><text:span text:style-name="Source_20_Text"><text:span text:style-name="T2">pop</text:span></text:span><text:span text:style-name="T1"> and </text:span><text:span text:style-name="Source_20_Text"><text:span text:style-name="T2">peek</text:span></text:span><text:span text:style-name="T1"> are valid.</text:span></text:p>
        </text:list-item>
      </text:list>
      <text:p text:style-name="P11"><text:soft-page-break/> </text:p>
      <text:p text:style-name="P6"><text:span text:style-name="Strong_20_Emphasis"><text:span text:style-name="T1">Follow-up:</text:span></text:span><text:span text:style-name="T1"> Can you implement the queue such that each operation is </text:span><text:a xlink:type="simple" xlink:href="https://en.wikipedia.org/wiki/Amortized_analysis" office:target-frame-name="_blank" xlink:show="new" text:style-name="Internet_20_link" text:visited-style-name="Visited_20_Internet_20_Link"><text:span text:style-name="Strong_20_Emphasis"><text:span text:style-name="T1">amortized</text:span></text:span></text:a><text:span text:style-name="T1"> </text:span><text:span text:style-name="Source_20_Text"><text:span text:style-name="T2">O(1)</text:span></text:span><text:span text:style-name="T1"> time complexity? In other words, performing </text:span><text:span text:style-name="Source_20_Text"><text:span text:style-name="T2">n</text:span></text:span><text:span text:style-name="T1"> operations will take overall </text:span><text:span text:style-name="Source_20_Text"><text:span text:style-name="T2">O(n)</text:span></text:span><text:span text:style-name="T1"> time even if one of those operations may take longer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8T10:21:17.897000000</dc:date>
    <meta:editing-duration>PT9S</meta:editing-duration>
    <meta:editing-cycles>1</meta:editing-cycles>
    <meta:document-statistic meta:table-count="0" meta:image-count="0" meta:object-count="0" meta:page-count="2" meta:paragraph-count="34" meta:word-count="280" meta:character-count="1566" meta:non-whitespace-character-count="1323"/>
    <meta:generator>LibreOffice/7.2.2.2$Windows_X86_64 LibreOffice_project/02b2acce88a210515b4a5bb2e46cbfb63fe97d56</meta:generator>
  </office:meta>
</office:document-meta>
</file>